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186ced" officeooo:paragraph-rsid="000fe9f3" style:font-weight-asian="normal" style:font-weight-complex="normal"/>
    </style:style>
    <style:style style:name="P2" style:family="paragraph" style:parent-style-name="Standard">
      <style:text-properties style:font-name="Liberation Sans" fo:font-weight="normal" officeooo:rsid="00138089" officeooo:paragraph-rsid="000fe9f3" style:font-weight-asian="normal" style:font-weight-complex="normal"/>
    </style:style>
    <style:style style:name="P3" style:family="paragraph" style:parent-style-name="Standard">
      <style:text-properties style:font-name="Liberation Sans" fo:font-weight="normal" officeooo:rsid="0016f69b" officeooo:paragraph-rsid="00117ff0" style:font-weight-asian="normal" style:font-weight-complex="normal"/>
    </style:style>
    <style:style style:name="P4" style:family="paragraph" style:parent-style-name="Standard">
      <style:text-properties style:font-name="Liberation Sans" fo:font-weight="normal" officeooo:rsid="0016c1da" officeooo:paragraph-rsid="000fe9f3" style:font-weight-asian="normal" style:font-weight-complex="normal"/>
    </style:style>
    <style:style style:name="P5" style:family="paragraph" style:parent-style-name="Standard">
      <style:text-properties style:font-name="Liberation Sans" officeooo:rsid="00186ced" officeooo:paragraph-rsid="000fe9f3"/>
    </style:style>
    <style:style style:name="P6" style:family="paragraph" style:parent-style-name="Standard">
      <style:text-properties style:font-name="Liberation Sans" officeooo:rsid="0015ce1b" officeooo:paragraph-rsid="000fe9f3"/>
    </style:style>
    <style:style style:name="P7" style:family="paragraph" style:parent-style-name="Standard">
      <style:text-properties style:font-name="Liberation Sans" officeooo:rsid="0016f69b" officeooo:paragraph-rsid="000fe9f3"/>
    </style:style>
    <style:style style:name="P8" style:family="paragraph" style:parent-style-name="Standard">
      <style:text-properties officeooo:rsid="0015ce1b" officeooo:paragraph-rsid="000fe9f3"/>
    </style:style>
    <style:style style:name="P9" style:family="paragraph" style:parent-style-name="Standard">
      <style:text-properties officeooo:paragraph-rsid="000fe9f3"/>
    </style:style>
    <style:style style:name="P10" style:family="paragraph" style:parent-style-name="Standard" style:list-style-name="L1">
      <style:text-properties style:font-name="DejaVu Sans" fo:font-weight="bold" officeooo:rsid="00117ff0" officeooo:paragraph-rsid="00117ff0" style:font-weight-asian="bold" style:font-weight-complex="bold"/>
    </style:style>
    <style:style style:name="P11" style:family="paragraph" style:parent-style-name="Standard">
      <style:text-properties style:font-name="DejaVu Sans" fo:font-weight="bold" officeooo:rsid="00117ff0" officeooo:paragraph-rsid="00117ff0" style:font-weight-asian="bold" style:font-weight-complex="bold"/>
    </style:style>
    <style:style style:name="P12" style:family="paragraph" style:parent-style-name="Standard" style:list-style-name="L3">
      <style:text-properties officeooo:rsid="0010dd36" officeooo:paragraph-rsid="0010dd36"/>
    </style:style>
    <style:style style:name="P13" style:family="paragraph" style:parent-style-name="Standard" style:list-style-name="L3">
      <style:text-properties officeooo:paragraph-rsid="0010dd36"/>
    </style:style>
    <style:style style:name="P14" style:family="paragraph" style:parent-style-name="Standard" style:list-style-name="L3">
      <style:text-properties officeooo:paragraph-rsid="00114437"/>
    </style:style>
    <style:style style:name="P15" style:family="paragraph" style:parent-style-name="Standard" style:list-style-name="L3">
      <style:text-properties officeooo:rsid="00114437" officeooo:paragraph-rsid="00114437"/>
    </style:style>
    <style:style style:name="P16" style:family="paragraph" style:parent-style-name="Standard" style:list-style-name="L3">
      <style:text-properties officeooo:rsid="00114437" officeooo:paragraph-rsid="00117ff0"/>
    </style:style>
    <style:style style:name="P17" style:family="paragraph" style:parent-style-name="Standard">
      <style:text-properties officeooo:rsid="00114437" officeooo:paragraph-rsid="00114437"/>
    </style:style>
    <style:style style:name="P18" style:family="paragraph" style:parent-style-name="Standard" style:list-style-name="L3">
      <style:text-properties fo:font-weight="normal" officeooo:rsid="00117ff0" officeooo:paragraph-rsid="00117ff0" style:font-weight-asian="normal" style:font-weight-complex="normal"/>
    </style:style>
    <style:style style:name="P19" style:family="paragraph" style:parent-style-name="Standard" style:list-style-name="L1">
      <style:text-properties officeooo:paragraph-rsid="000fe9f3"/>
    </style:style>
    <style:style style:name="P20" style:family="paragraph" style:parent-style-name="Standard">
      <style:paragraph-properties fo:break-before="page"/>
      <style:text-properties style:font-name="Liberation Sans" fo:font-weight="normal" officeooo:rsid="0016f69b" officeooo:paragraph-rsid="00117ff0" style:font-weight-asian="normal" style:font-weight-complex="normal"/>
    </style:style>
    <style:style style:name="T1" style:family="text">
      <style:text-properties style:font-name="Liberation Sans"/>
    </style:style>
    <style:style style:name="T2" style:family="text">
      <style:text-properties style:font-name="Liberation Sans" officeooo:rsid="0011c8a9"/>
    </style:style>
    <style:style style:name="T3" style:family="text">
      <style:text-properties style:font-name="Liberation Sans" officeooo:rsid="00186ced"/>
    </style:style>
    <style:style style:name="T4" style:family="text">
      <style:text-properties style:font-name="Liberation Sans" officeooo:rsid="0015161a"/>
    </style:style>
    <style:style style:name="T5" style:family="text">
      <style:text-properties style:font-name="Liberation Sans" officeooo:rsid="0016c1da"/>
    </style:style>
    <style:style style:name="T6" style:family="text">
      <style:text-properties style:font-name="Liberation Sans" fo:font-weight="bold" style:font-weight-asian="bold" style:font-weight-complex="bold"/>
    </style:style>
    <style:style style:name="T7" style:family="text">
      <style:text-properties style:font-name="Liberation Sans" fo:font-weight="bold" officeooo:rsid="00186ced" style:font-weight-asian="bold" style:font-weight-complex="bold"/>
    </style:style>
    <style:style style:name="T8" style:family="text">
      <style:text-properties style:font-name="Liberation Sans" fo:font-weight="bold" officeooo:rsid="00114437" style:font-weight-asian="bold" style:font-weight-complex="bold"/>
    </style:style>
    <style:style style:name="T9" style:family="text">
      <style:text-properties style:font-name="Liberation Sans" fo:font-weight="bold" officeooo:rsid="00117ff0" style:font-weight-asian="bold" style:font-weight-complex="bold"/>
    </style:style>
    <style:style style:name="T10" style:family="text">
      <style:text-properties style:font-name="Liberation Sans" fo:font-weight="bold" officeooo:rsid="00124eea" style:font-weight-asian="bold" style:font-weight-complex="bold"/>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officeooo:rsid="00186ced" style:font-weight-asian="normal" style:font-weight-complex="normal"/>
    </style:style>
    <style:style style:name="T13" style:family="text">
      <style:text-properties style:font-name="Liberation Sans" fo:font-weight="normal" officeooo:rsid="0010dd36" style:font-weight-asian="normal" style:font-weight-complex="normal"/>
    </style:style>
    <style:style style:name="T14" style:family="text">
      <style:text-properties style:font-name="Liberation Sans" fo:font-weight="normal" officeooo:rsid="00114437" style:font-weight-asian="normal" style:font-weight-complex="normal"/>
    </style:style>
    <style:style style:name="T15" style:family="text">
      <style:text-properties style:font-name="Liberation Sans" fo:font-weight="normal" officeooo:rsid="00117ff0" style:font-weight-asian="normal" style:font-weight-complex="normal"/>
    </style:style>
    <style:style style:name="T16" style:family="text">
      <style:text-properties style:font-name="Liberation Sans" fo:font-weight="normal" officeooo:rsid="00124eea" style:font-weight-asian="normal" style:font-weight-complex="normal"/>
    </style:style>
    <style:style style:name="T17" style:family="text">
      <style:text-properties style:font-name="Liberation Sans" officeooo:rsid="0010dd36"/>
    </style:style>
    <style:style style:name="T18" style:family="text">
      <style:text-properties style:font-name="Liberation Sans" officeooo:rsid="001271cc"/>
    </style:style>
    <style:style style:name="T19" style:family="text">
      <style:text-properties officeooo:rsid="001936ed"/>
    </style:style>
    <style:style style:name="T20" style:family="text">
      <style:text-properties fo:font-weight="bold" officeooo:rsid="0015ea53" style:font-weight-asian="bold" style:font-weight-complex="bold"/>
    </style:style>
    <style:style style:name="T21" style:family="text">
      <style:text-properties fo:font-weight="bold" officeooo:rsid="001936ed" style:font-weight-asian="bold" style:font-weight-complex="bold"/>
    </style:style>
    <style:style style:name="T22" style:family="text">
      <style:text-properties fo:font-weight="bold" officeooo:rsid="00117ff0" style:font-weight-asian="bold" style:font-weight-complex="bold"/>
    </style:style>
    <style:style style:name="T23" style:family="text">
      <style:text-properties officeooo:rsid="0015ea53"/>
    </style:style>
    <style:style style:name="T24" style:family="text">
      <style:text-properties officeooo:rsid="001801f3"/>
    </style:style>
    <style:style style:name="T25" style:family="text">
      <style:text-properties officeooo:rsid="00117ff0"/>
    </style:style>
    <style:style style:name="T26" style:family="text">
      <style:text-properties style:font-name="DejaVu Sans" fo:font-weight="bold" officeooo:rsid="00186ced" style:font-weight-asian="bold" style:font-weight-complex="bold"/>
    </style:style>
    <style:style style:name="T27" style:family="text">
      <style:text-properties style:font-name="DejaVu Sans" fo:font-weight="bold" officeooo:rsid="00117ff0" style:font-weight-asian="bold" style:font-weight-complex="bold"/>
    </style:style>
    <style:style style:name="T28" style:family="text">
      <style:text-properties style:font-name="DejaVu Sans" fo:font-weight="bold" officeooo:rsid="001936ed" style:font-weight-asian="bold" style:font-weight-complex="bold"/>
    </style:style>
    <style:style style:name="T29" style:family="text">
      <style:text-properties officeooo:rsid="00124e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The purpose of Lab </text:span><text:span text:style-name="T17">3</text:span><text:span text:style-name="T2"> is to </text:span><text:span text:style-name="T3">correctly implement </text:span><text:span text:style-name="T17">looping</text:span><text:span text:style-name="T3"> in a short C++ program.</text:span></text:p>
      <text:p text:style-name="P5"/>
      <text:p text:style-name="P9"><text:span text:style-name="T4">T</text:span><text:span text:style-name="T3">inyTown </text:span><text:span text:style-name="T5">University </text:span><text:span text:style-name="T17">is continuing to automate their enrollment system. Now they would like a command line tool to help their registrar build a course catalog. This tool should allow a user to enter information about an upcoming class and it should check their input to make sure that they have enter correct values. A user should be repeatedly prompted to enter a value until they enter a correct one, with an error message being displayed every time they enter a value that is not formatted correctly. </text:span><text:span text:style-name="T18">The user should see the possible answers every time they are prompted.</text:span></text:p>
      <text:p text:style-name="P5"/>
      <text:p text:style-name="P8"><text:span text:style-name="T4">T</text:span><text:span text:style-name="T3">o get started download your_lastName_lab</text:span><text:span text:style-name="T17">3</text:span><text:span text:style-name="T3">.cpp and open it with our IDE. Use </text:span><text:span text:style-name="T7">File→Save As </text:span><text:span text:style-name="T12">to replace "your_lastName" with your actual last name.</text:span></text:p>
      <text:p text:style-name="P1"/>
      <text:p text:style-name="P1">Complete these steps:</text:p>
      <text:list xml:id="list4209031025" text:style-name="L3">
        <text:list-item>
          <text:p text:style-name="P13"><text:span text:style-name="T13">Create an output filestream and open the file "catalog.txt" in append mode.</text:span></text:p>
        </text:list-item>
        <text:list-item>
          <text:p text:style-name="P12"><text:span text:style-name="T11">The program is already set up to ask the user how many classes they want to enter in the catalog. Fill in the condition of the </text:span><text:span text:style-name="T6">for</text:span><text:span text:style-name="T11"> loop so that’s its loop body will repeat that many times.</text:span></text:p>
        </text:list-item>
        <text:list-item>
          <text:p text:style-name="P15"><text:span text:style-name="T11">Inside the </text:span><text:span text:style-name="T6">for </text:span><text:span text:style-name="T11">loop </text:span><text:span text:style-name="T16">add 3 </text:span><text:span text:style-name="T10">do...while </text:span><text:span text:style-name="T16">loops and 3 </text:span><text:span text:style-name="T10">while </text:span><text:span text:style-name="T16">loops</text:span><text:span text:style-name="T11">:</text:span></text:p>
          <text:list>
            <text:list-item>
              <text:p text:style-name="P14"><text:span text:style-name="T14">Ask the user to enter a </text:span><text:span text:style-name="T8">course prefix</text:span><text:span text:style-name="T14"> and store their response in an appropriate variable. The acceptable values are: "CS", "LANG", or "</text:span><text:span text:style-name="T15">ECE</text:span><text:span text:style-name="T14">". Use a </text:span><text:span text:style-name="T8">do...while</text:span><text:span text:style-name="T14"> loop to repeatedly prompt the user to enter until they enter a valid value.</text:span></text:p>
            </text:list-item>
            <text:list-item>
              <text:p text:style-name="P14"><text:span text:style-name="T14">Ask the user to enter a </text:span><text:span text:style-name="T8">course number </text:span><text:span text:style-name="T14">and store their response in an appropriate variable. The acceptable values are: 1000-4999. Use a </text:span><text:span text:style-name="T8">do...while</text:span><text:span text:style-name="T14"> loop to repeatedly prompt the user to enter until they enter a valid value.</text:span></text:p>
            </text:list-item>
            <text:list-item>
              <text:p text:style-name="P14"><text:span text:style-name="T14">Ask the user to enter a one letter identifier for a </text:span><text:span text:style-name="T8">semester</text:span><text:span text:style-name="T14"> and store their response in an appropriate variable. The acceptable values are: ‘F’ or ‘S’. Use a </text:span><text:span text:style-name="T8">do...while</text:span><text:span text:style-name="T14"> loop to repeatedly prompt the user to enter until they enter a valid value.</text:span></text:p>
            </text:list-item>
            <text:list-item>
              <text:p text:style-name="P15"><text:span text:style-name="T11">Ask the user to enter a </text:span><text:span text:style-name="T6">year</text:span><text:span text:style-name="T11"> and store their response in an appropriate variable. The acceptable values are any year that is in the future, so 2020 or greater. You do not need to consider the semester. Use a </text:span><text:span text:style-name="T9">while</text:span><text:span text:style-name="T11"> loop to repeatedly prompt the user to enter until they enter a valid value.</text:span></text:p>
            </text:list-item>
            <text:list-item>
              <text:p text:style-name="P14"><text:span text:style-name="T14">Ask the user to enter a one letter identifier for </text:span><text:span text:style-name="T8">pass/fail or letter grade</text:span><text:span text:style-name="T14"> and store their response in an appropriate variable. The acceptable values are: ‘P’ or ‘L’. Use a </text:span><text:span text:style-name="T8">while</text:span><text:span text:style-name="T14"> loop to repeatedly prompt the user to enter until they enter a valid value.</text:span></text:p>
            </text:list-item>
            <text:list-item>
              <text:p text:style-name="P16"><text:span text:style-name="T11">Print the </text:span><text:span text:style-name="T15">entered information for the user formatted like this: </text:span></text:p>
              <text:list>
                <text:list-item>
                  <text:p text:style-name="P16"><text:span text:style-name="T9">prefix-number, semester year, p/f or letter</text:span></text:p>
                </text:list-item>
                <text:list-item>
                  <text:p text:style-name="P18"><text:span text:style-name="T1">Ask the user if the want to store the string. The acceptable answers are ‘y’ or ‘n’. Use a </text:span><text:span text:style-name="T6">while </text:span><text:span text:style-name="T1">loop to repeatedly prompt the user until they enter a valid answer.</text:span></text:p>
                </text:list-item>
                <text:list-item>
                  <text:p text:style-name="P18"><text:span text:style-name="T1">If the answer was ‘y’, write the course to "catalog.txt" with the same formatting. Otherwise, continue to the next course.</text:span></text:p>
                </text:list-item>
              </text:list>
            </text:list-item>
          </text:list>
        </text:list-item>
        <text:list-item>
          <text:p text:style-name="P18"><text:span text:style-name="T1">Print a "Goodbye" message to the user and close the file stream.</text:span></text:p>
        </text:list-item>
      </text:list>
      <text:p text:style-name="P17"><text:span text:style-name="T15"/></text:p>
      <text:p text:style-name="P1"/>
      <text:p text:style-name="P1"/>
      <text:p text:style-name="P1"/>
      <text:p text:style-name="P3"><text:line-break/></text:p>
      <text:p text:style-name="P20">Sample Output:</text:p>
      <text:p text:style-name="P4"/>
      <text:p text:style-name="P4"><text:tab/><text:span text:style-name="T22">How many courses will be entered: 1</text:span></text:p>
      <text:list xml:id="list1955977654" text:style-name="L1">
        <text:list-header>
          <text:p text:style-name="P19"><text:span text:style-name="T26"/></text:p>
          <text:p text:style-name="P19"><text:span text:style-name="T26">What is </text:span><text:span text:style-name="T27">the course prefix(CS, LANG, or ECE)</text:span><text:span text:style-name="T26">:</text:span><text:span text:style-name="T28"> </text:span><text:span text:style-name="T27">CS</text:span></text:p>
          <text:p text:style-name="P19"><text:span text:style-name="T27">What is the course number: 1428</text:span></text:p>
          <text:p text:style-name="P19"><text:span text:style-name="T27">What semester is this course taught(F or S)</text:span><text:span text:style-name="T26">: </text:span><text:span text:style-name="T27">F</text:span></text:p>
          <text:p text:style-name="P19"><text:span text:style-name="T27">What year will this course be taught(2020 or later)</text:span><text:span text:style-name="T26">: </text:span><text:span text:style-name="T27">2020</text:span></text:p>
          <text:p text:style-name="P10">Pass/fail or letter grade (P or L): L</text:p>
        </text:list-header>
      </text:list>
      <text:p text:style-name="P11"/>
      <text:p text:style-name="P11"><text:tab/>CS-1428, F 2020, L</text:p>
      <text:p text:style-name="P11"><text:tab/>Save this course? (y or n) y</text:p>
      <text:p text:style-name="P11"><text:tab/><text:span text:style-name="T29">Thank you. </text:span>Goodbye.</text:p>
      <text:p text:style-name="P6"/>
      <text:p text:style-name="P7">You can check the Rubric to make sure that your program is correct.</text:p>
      <text:p text:style-name="P7"/>
      <text:p text:style-name="P2"><text:span text:style-name="T19">Attach </text:span><text:span text:style-name="T20">yourLastName_lab</text:span><text:span text:style-name="T22">3</text:span><text:span text:style-name="T20">.cpp </text:span><text:span text:style-name="T23">(renamed to your actual name) as you</text:span><text:span text:style-name="T24">r</text:span><text:span text:style-name="T23"> submission for Lab </text:span><text:span text:style-name="T25">3</text:span><text:span text:style-name="T2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08:05:27.278242247</meta:creation-date>
    <dc:date>2020-09-21T12:23:27.324536450</dc:date>
    <meta:editing-duration>P1DT3H18M4S</meta:editing-duration>
    <meta:editing-cycles>4</meta:editing-cycles>
    <meta:generator>LibreOffice/6.4.5.2$Linux_X86_64 LibreOffice_project/40$Build-2</meta:generator>
    <meta:document-statistic meta:table-count="0" meta:image-count="0" meta:object-count="0" meta:page-count="2" meta:paragraph-count="31" meta:word-count="614" meta:character-count="3365" meta:non-whitespace-character-count="2793"/>
  </office:meta>
</office:document-meta>
</file>